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Comprendre le web</text:p>
          </draw:text-box>
        </draw:frame>
        <draw:frame presentation:style-name="pr2" draw:layer="layout" svg:width="25.199cm" svg:height="13.859cm" svg:x="1.4cm" svg:y="4.914cm" presentation:class="subtitle">
          <draw:text-box>
            <text:p>Naissance</text:p>
            <text:p/>
            <text:p>Internet / Web</text:p>
            <text:p/>
            <text:p>Langages</text:p>
            <text:p/>
            <text:p>Réseau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e FRONTEND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3">
              <text:list-header>
                <text:p text:style-name="P1"/>
                <text:p text:style-name="P1">HTML</text:p>
                <text:p text:style-name="P1">CSS</text:p>
                <text:p text:style-name="P1">Bootstrap</text:p>
                <text:p text:style-name="P1">JS</text:p>
                <text:p text:style-name="P1"/>
                <text:p text:style-name="P1">Utilisation de VSCod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Versioning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3">
              <text:list-header>
                <text:p text:style-name="P1">Présentation de GIT</text:p>
                <text:p text:style-name="P1"/>
                <text:p text:style-name="P1">installation et utilisation</text:p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e BACKEND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3">
              <text:list-header>
                <text:p text:style-name="P1">Installation d'un serveur</text:p>
                <text:p text:style-name="P1"/>
                <text:p text:style-name="P1">PHP</text:p>
                <text:p text:style-name="P1"/>
                <text:p text:style-name="P1">MySQ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e modèle MVC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3">
              <text:list-header>
                <text:p text:style-name="P1"/>
                <text:p text:style-name="P1">Présentation</text:p>
                <text:p text:style-name="P1"/>
                <text:p text:style-name="P1">Utilisation via un Framwork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es CMS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3">
              <text:list-header>
                <text:p text:style-name="P1"/>
                <text:p text:style-name="P1">Présentation</text:p>
                <text:p text:style-name="P1"/>
                <text:p text:style-name="P1">Découverte de différents CM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2-13T11:39:45.21</meta:creation-date>
    <meta:editing-duration>PT8M59S</meta:editing-duration>
    <meta:editing-cycles>2</meta:editing-cycles>
    <dc:date>2021-12-13T11:48:39.47</dc:date>
    <meta:document-statistic meta:object-count="45"/>
    <meta:generator>OpenOffice/4.1.10$Win32 OpenOffice.org_project/4110m2$Build-9807</meta:generator>
  </office:meta>
</office:document-meta>
</file>